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T6" style:parent-style-name="Domyślnaczcionkaakapitu" style:family="text">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style:style>
    <style:style style:name="P15" style:parent-style-name="Standard" style:family="paragraph">
      <style:text-properties fo:font-weight="bold" style:font-weight-asian="bold" style:font-weight-complex="bold" fo:font-size="24pt" style:font-size-asian="24pt" style:font-size-complex="24pt"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language="pl" fo:country="PL"/>
    </style:style>
    <style:style style:name="P29" style:parent-style-name="Standard" style:family="paragraph">
      <style:text-properties fo:font-weight="bold" style:font-weight-asian="bold" style:font-weight-complex="bold" fo:font-size="24pt" style:font-size-asian="24pt" style:font-size-complex="24pt"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Standard" style:family="paragraph">
      <style:text-properties fo:language="pl" fo:country="PL"/>
    </style:style>
    <style:style style:name="P49"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paragraph-properties fo:margin-bottom="0in" fo:line-height="135%"/>
      <style:text-properties fo:color="#000000" fo:font-size="11pt" style:font-size-asian="11pt" fo:language="pl" fo:country="PL"/>
    </style:style>
    <style:style style:name="P58" style:parent-style-name="Textbody" style:family="paragraph">
      <style:text-properties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Textbody" style:family="paragraph">
      <style:paragraph-properties fo:margin-bottom="0in" fo:line-height="135%"/>
      <style:text-properties fo:color="#000000" fo:font-size="11pt" style:font-size-asian="11pt" fo:language="pl" fo:country="PL"/>
    </style:style>
    <style:style style:name="P63"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paragraph-properties fo:margin-bottom="0in" fo:line-height="135%"/>
      <style:text-properties fo:color="#000000" fo:font-size="11pt" style:font-size-asian="11pt" fo:language="pl" fo:country="PL"/>
    </style:style>
    <style:style style:name="P70" style:parent-style-name="Textbody" style:family="paragraph">
      <style:text-properties fo:language="pl" fo:country="PL"/>
    </style:style>
    <style:style style:name="P71"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P77" style:parent-style-name="Textbody" style:family="paragraph">
      <style:paragraph-properties fo:margin-bottom="0in" fo:line-height="135%"/>
      <style:text-properties fo:color="#000000" fo:font-size="11pt" style:font-size-asian="11pt" fo:language="pl" fo:country="PL"/>
    </style:style>
    <style:style style:name="T78"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Pointers in contexts may point to deleted entities (deleted = true).</text:p>
      <text:p text:style-name="Standard"/>
      <text:p text:style-name="Standard"><text:span text:style-name="T2">SMART</text:span></text:p>
      <text:p text:style-name="Standard">-Replace every vec2d with vec2f.</text:p>
      <text:p text:style-name="Standard">-Replace big if else statements with switch and enum.</text:p>
      <text:p text:style-name="Standard">-Use ++iterator – it’s faster.<text:s/></text:p>
      <text:p text:style-name="Standard">-Use “const &amp;” on every OBJECT (not variables).</text:p>
      <text:p text:style-name="Standard">-Try unorganised_list for password-function connection in EditableText module.</text:p>
      <text:p text:style-name="Standard">-Divide drawing on cameras to threads.</text:p>
      <text:p text:style-name="Standard">-Instead of running for loops everywhere, make hash map from IDs or something.</text:p>
      <text:p text:style-name="Standard"/>
      <text:p text:style-name="Standard"><text:span text:style-name="T3">TODO</text:span></text:p>
      <text:p text:style-name="Standard">-Implement everything in the “CLI.txt” file.</text:p>
      <text:p text:style-name="Standard">-Rewrite EditableTextModule<text:s/>(look at “editable update.txt”).</text:p>
      <text:p text:style-name="Standard">-Add new instructions to the documentation.</text:p>
      <text:p text:style-name="Standard">-Create basic terminal with EditableText connected to the “INTERPRETER” event – event will take the command and turn it into an enclosed event “COMMAND”. Command event will be executed once (by the run() instruction) and will be cleared afterwards.</text:p>
      <text:p text:style-name="Standard"/>
      <text:p text:style-name="Standard">-<text:span text:style-name="T4">MILESTONE</text:span>: ImpostorOS.</text:p>
      <text:p text:style-name="Standard"/>
      <text:p text:style-name="Standard">-Create SuperTextModule - instead of using a vector of strings, use Letter vector. Letter( char ch; AllegroColor color; bool bold; bool italic; bool crossed; bool rainbow;). This basically creats multi-color, all-purpouse text printer.</text:p>
      <text:p text:style-name="Standard">-Creat EditableSuperTextModule.</text:p>
      <text:p text:style-name="Standard">-Camera tabs - use camera pinning and "bring_forward" function.</text:p>
      <text:p text:style-name="Standard">-Editor Window 2.0 - minimalistic, with tabs, based on window templates.</text:p>
      <text:p text:style-name="Standard">-Saving and loading layers as projects (set of layers).</text:p>
      <text:p text:style-name="Standard">-LayerManagerWindow / Project tree.</text:p>
      <text:p text:style-name="Standard">-Load fonts from script.</text:p>
      <text:p text:style-name="Standard">-Use translateToAllegroKey.</text:p>
      <text:p text:style-name="Standard">-Remove ancestor::createButton method.</text:p>
      <text:p text:style-name="Standard">-Add logging system with filters and colors.</text:p>
      <text:p text:style-name="Standard">-Go through every module and ask the question: can events modify everything?<text:s/></text:p>
      <text:p text:style-name="Standard">-Some instructions don’t work with zero dynamicIDs.</text:p>
      <text:p text:style-name="Standard">-Implement variable change detection and add it to triggers lookup table.</text:p>
      <text:p text:style-name="Standard">-Add “areObjectsActive” bool to layers – if it’s true, modules and events of objects in this layer can be executed. Reason: layers are processes and can become games by cloning them and switching “areObjectsActive” to true.</text:p>
      <text:p text:style-name="Standard">-Add “IDPermissions”, “groupPermissions” vectors to layers.</text:p>
      <text:p text:style-name="Standard">-Events can access context of layers in layer’s IDPermissions and groupPermissions.</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Test: 50x50 big pixel screen, activate one pixels every 0.25s, 0.5s, 1s, 2s.</text:p>
      <text:soft-page-break/>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5">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6">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update: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text:s/><text:soft-page-break/>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Standard">-Add gifs.</text:p>
      <text:p text:style-name="P7"/>
      <text:p text:style-name="P8"/>
      <text:p text:style-name="P9"/>
      <text:p text:style-name="P10">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1">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2"/>
      <text:p text:style-name="P13">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soft-page-break/>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4">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5">Concept</text:p>
      <text:p text:style-name="P16">-zbuduj super prosty silnik/edytor do gier i programów (może z bloczkami?), który pozwala robić proste gry i programy bardzo bardzo szybko</text:p>
      <text:p text:style-name="P17">-dodaj możliwość pisania skryptów w c++ (kompilator tutaj potrzebny) lub w uproszczonej lub zjebanej wersji c++</text:p>
      <text:p text:style-name="P18">-dodaj generowanie proceduralne</text:p>
      <text:p text:style-name="P19">-dodaj suwaczki</text:p>
      <text:p text:style-name="P20">-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1">-jest jeden edytor i może być kilka otwartych gier, gra nie może być zamknięta, gdy okno edytora jest aktywne</text:p>
      <text:p text:style-name="P22"/>
      <text:p text:style-name="P23"/>
      <text:p text:style-name="P24"/>
      <text:p text:style-name="P25"/>
      <text:p text:style-name="P26"/>
      <text:p text:style-name="P27"/>
      <text:p text:style-name="P28"/>
      <text:p text:style-name="P29">PLAN</text:p>
      <text:p text:style-name="P30">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1">2) Dodaj: proste obiekty z różnymi parametrami, tekst, przyciski.</text:p>
      <text:p text:style-name="P32">3) Dodaj wzorce projektowe (każdy ma ograniczony interfejs i strukturę tak, aby można było robić wybraną grę</text:p>
      <text:p text:style-name="P33">szybko i efektywnie, bez udziwnień):</text:p>
      <text:p text:style-name="P34">-platformówka (poruszanine się w czterech kierunkach z grawitacją);</text:p>
      <text:p text:style-name="P35">-tekstówka rpg (edytor tekstowy lub przyciski dialogowo-akcyjne)</text:p>
      <text:p text:style-name="P36">-space shooter (ciągłe poruszanie się w górę lub w prawo, manewrowanie i strzelanie, zero fizyki);</text:p>
      <text:p text:style-name="P37">-rpg (poruszanie się w czterech kierunkach bez grawitacji lub przy pomocy myszki, statyczne walki kilka postaci</text:p>
      <text:soft-page-break/>
      <text:p text:style-name="P38">na kilka postaci);</text:p>
      <text:p text:style-name="P39">-strategia turowa (heros 3 albo king's bounty na antydepresantach) (poruszanie się myszką, walki turowe na szachownicy kwadratowej lub hexagonalnej);</text:p>
      <text:p text:style-name="P40"/>
      <text:p text:style-name="Standard">6) kilka warstw (menu, settings, game loop)</text:p>
      <text:p text:style-name="Standard"/>
      <text:p text:style-name="P41">x) zrób program A, który: umożliwia stworzenie aplikacji okienkowej B i wyeksportowanie jej do osobnego</text:p>
      <text:p text:style-name="P42">pliku exe (Na początku program A ma przetwarzać input użytkownika na plik z kodem c++, który można</text:p>
      <text:p text:style-name="P43">otworzyć w code blocks i przemienić w plik exe. Potem trzeba zautomatyzować ten proces.)</text:p>
      <text:p text:style-name="P44"/>
      <text:p text:style-name="P45"/>
      <text:p text:style-name="P46"/>
      <text:p text:style-name="P47"/>
      <text:p text:style-name="P48"/>
      <text:p text:style-name="P49"><text:bookmark-start text:name="docs-internal-guid-855d5b62-7fff-d206-a5"/><text:bookmark-end text:name="docs-internal-guid-855d5b62-7fff-d206-a5"/>Platformer:</text:p>
      <text:p text:style-name="P50">Edytor:</text:p>
      <text:p text:style-name="P51">-dodaj nową mapę</text:p>
      <text:p text:style-name="P52">-dodaj/usuń teksturę/animację do edytora</text:p>
      <text:p text:style-name="P53">-dodaj/usuń nowy obiekt (nazwa, obiekt stały/wizualny/przeciwnik, warstwa (0 to gracza, ujemne to za graczem, dodatnie to przed graczem), tekstura/animacja, skala, rotacja, typ poruszania się (współrzędne), interakcja (modyfikacja zmiennej, dymek z informacją))</text:p>
      <text:p text:style-name="P54">-edytuj obiekt</text:p>
      <text:p text:style-name="P55">-edytuj gracza/graczy</text:p>
      <text:p text:style-name="P56">-dodaj/usuń zmienną odpowiedzialną za statystyki (życie) i zbieranie przedmiotów</text:p>
      <text:p text:style-name="P57">-wybierz warunek zakończenia mapy (brak, dojście do punktu, osiągnięcie wartości zmiennej)</text:p>
      <text:p text:style-name="P58"/>
      <text:p text:style-name="P59">Gra:</text:p>
      <text:p text:style-name="P60">-wybór mapy</text:p>
      <text:p text:style-name="P61">-odblokowywanie map</text:p>
      <text:p text:style-name="P62"/>
      <text:p text:style-name="P63">Space shooter</text:p>
      <text:p text:style-name="P64">Edytor:</text:p>
      <text:p text:style-name="P65">-dodaj/edytuj mapę, które będą się kopiować</text:p>
      <text:p text:style-name="P66">-dodaj/edytuj statek (pojedyncze części, tekstury, typ ruchu)</text:p>
      <text:p text:style-name="P67">-edytuj scenariusz (lista spawnowanych/usuwanych statków/meteorów/obiektów)</text:p>
      <text:p text:style-name="P68">-dodaj/edytuj typ pocisku / ulepszenie</text:p>
      <text:p text:style-name="P69">-wybierz warunek zakończenia mapy (brak, dojście do współrzędnej na jednej osi, pokonanie bossa, osiągnięcie wartości zmiennej)</text:p>
      <text:p text:style-name="P70"/>
      <text:p text:style-name="P71">Tekstówka:</text:p>
      <text:p text:style-name="P72">Edytor:</text:p>
      <text:p text:style-name="P73">-jedna mapa abstrakcyjna</text:p>
      <text:soft-page-break/>
      <text:p text:style-name="P74">-dodawanie lokacji jako bloczków</text:p>
      <text:p text:style-name="P75">-dodawanie npc do lokacji</text:p>
      <text:p text:style-name="P76">-edytowanie gracza i npc (dialogi, statystyki, lista z wyposażeniem, relacje)</text:p>
      <text:p text:style-name="P77">-dodawanie interakcji z otoczeniem (podnoszenie przedmiotów, aktywacja zdarzenia)<text:line-break/></text:p>
      <text:p text:style-name="Textbody"><text:span text:style-name="T78"><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10-27T22:56:00Z</dc:date>
    <meta:template xlink:href="Normal.dotm" xlink:type="simple"/>
    <meta:editing-cycles>729</meta:editing-cycles>
    <meta:editing-duration>PT1360860S</meta:editing-duration>
    <meta:document-statistic meta:page-count="6" meta:paragraph-count="24" meta:word-count="1795" meta:character-count="12006" meta:row-count="85" meta:non-whitespace-character-count="10235"/>
  </office:meta>
</office:document-meta>
</file>